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crosoft Yi Baiti" svg:font-family="'Microsoft Yi Bait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113c3e" officeooo:paragraph-rsid="00113c3e"/>
    </style:style>
    <style:style style:name="P2" style:family="paragraph" style:parent-style-name="Footer">
      <style:paragraph-properties fo:text-align="end" style:justify-single-word="false"/>
    </style:style>
    <style:style style:name="P3" style:family="paragraph" style:parent-style-name="Heading_20_1">
      <style:paragraph-properties fo:text-align="justify" style:justify-single-word="false"/>
      <style:text-properties officeooo:paragraph-rsid="0012e5df"/>
    </style:style>
    <style:style style:name="P4" style:family="paragraph" style:parent-style-name="Standard">
      <style:paragraph-properties fo:text-align="justify" style:justify-single-word="false"/>
    </style:style>
    <style:style style:name="P5" style:family="paragraph" style:parent-style-name="Heading_20_1">
      <style:paragraph-properties fo:text-align="justify" style:justify-single-word="false"/>
      <style:text-properties officeooo:rsid="0012e5df" officeooo:paragraph-rsid="0012e5df"/>
    </style:style>
    <style:style style:name="P6" style:family="paragraph" style:parent-style-name="Heading_20_2">
      <style:paragraph-properties fo:text-align="justify" style:justify-single-word="false"/>
      <style:text-properties style:use-window-font-color="true" loext:opacity="0%" style:font-name="Calibri1" fo:font-style="italic" style:text-underline-style="solid" style:text-underline-width="auto" style:text-underline-color="font-color" fo:font-weight="normal" officeooo:rsid="0012e5df" officeooo:paragraph-rsid="0012e5df" style:font-style-asian="italic" style:font-weight-asian="normal" style:font-style-complex="italic" style:font-weight-complex="normal"/>
    </style:style>
    <style:style style:name="P7" style:family="paragraph" style:parent-style-name="Standard" style:list-style-name="L3">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use-window-font-color="true" loext:opacity="0%" style:font-name="Calibri1" fo:font-style="normal" style:text-underline-style="none" fo:font-weight="normal" officeooo:rsid="0012e5df" officeooo:paragraph-rsid="0012e5df"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use-window-font-color="true" loext:opacity="0%" style:font-name="Calibri1" fo:font-style="normal" style:text-underline-style="none" fo:font-weight="normal" officeooo:rsid="00154a03" officeooo:paragraph-rsid="00154a03" style:font-style-asian="normal" style:font-weight-asian="normal" style:font-style-complex="normal" style:font-weight-complex="normal"/>
    </style:style>
    <style:style style:name="P10" style:family="paragraph" style:parent-style-name="Standard" style:list-style-name="L3">
      <style:paragraph-properties fo:text-align="justify" style:justify-single-word="false"/>
      <style:text-properties style:use-window-font-color="true" loext:opacity="0%" style:font-name="Calibri1" fo:font-style="normal" style:text-underline-style="none" fo:font-weight="normal" officeooo:rsid="00165e6b" officeooo:paragraph-rsid="00165e6b" style:font-style-asian="normal" style:font-weight-asian="normal" style:font-style-complex="normal" style:font-weight-complex="normal"/>
    </style:style>
    <style:style style:name="P11" style:family="paragraph" style:parent-style-name="Standard" style:list-style-name="L3">
      <style:paragraph-properties fo:text-align="justify" style:justify-single-word="false"/>
      <style:text-properties style:use-window-font-color="true" loext:opacity="0%" style:font-name="Calibri1" fo:font-style="normal" style:text-underline-style="none" fo:font-weight="normal" officeooo:rsid="0017e6cc" officeooo:paragraph-rsid="0017e6cc"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use-window-font-color="true" loext:opacity="0%" style:font-name="Calibri1" fo:font-style="normal" style:text-underline-style="none" fo:font-weight="normal" officeooo:rsid="0017e6cc" officeooo:paragraph-rsid="0017e6c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use-window-font-color="true" loext:opacity="0%" style:font-name="Calibri1" fo:font-style="normal" style:text-underline-style="none" fo:font-weight="bold" officeooo:rsid="00154a03" officeooo:paragraph-rsid="00154a03"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style:use-window-font-color="true" loext:opacity="0%" style:font-name="Calibri1" fo:font-style="italic" style:text-underline-style="none" fo:font-weight="normal" officeooo:rsid="0012e5df" officeooo:paragraph-rsid="0012e5df"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use-window-font-color="true" loext:opacity="0%" style:font-name="Calibri1" fo:font-style="italic" style:text-underline-style="solid" style:text-underline-width="auto" style:text-underline-color="font-color" fo:font-weight="normal" officeooo:rsid="0012e5df" officeooo:paragraph-rsid="0012e5df"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use-window-font-color="true" loext:opacity="0%" style:font-name="Calibri1" fo:font-style="italic" style:text-underline-style="solid" style:text-underline-width="auto" style:text-underline-color="font-color" fo:font-weight="normal" officeooo:rsid="0017e6cc" officeooo:paragraph-rsid="0017e6cc"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officeooo:paragraph-rsid="0012e5df"/>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style:use-window-font-color="true" loext:opacity="0%" style:font-name="Calibri1" fo:font-style="italic" style:text-underline-style="none" fo:font-weight="normal" officeooo:rsid="0012e5df" style:font-style-asian="italic" style:font-weight-asian="normal" style:font-style-complex="italic" style:font-weight-complex="normal"/>
    </style:style>
    <style:style style:name="T4" style:family="text">
      <style:text-properties officeooo:rsid="00154a0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2">Reconnaissance de motif et localisation 2D en temps réel</text:span> </text:h>
      <text:h text:style-name="P5" text:outline-level="1">Compte-rendu d’avancement du projet : <text:span text:style-name="T4">30</text:span>/01/2023</text:h>
      <text:p text:style-name="P4"/>
      <text:h text:style-name="P6" text:outline-level="2">Tâches effectuées</text:h>
      <text:p text:style-name="P8"/>
      <text:p text:style-name="P13">Impression du motif</text:p>
      <text:p text:style-name="P13">Finalisation des test sur <text:span text:style-name="T1">Edge Impulse</text:span></text:p>
      <text:p text:style-name="P9">Chargement des données d’entrainement et de test sur la plate-forme. Entrainement du modèle avec MobileNet2 0.1 et 0.35. Exportation du modèle et <text:span text:style-name="T1">build</text:span> d’un nouveau firmware pour la Nicla Vision. Le modèle construit avec la version 0.35 est trop lourd pour la mémoire flash. Réussite avec la version 0.1 un peu plus légère.</text:p>
      <text:p text:style-name="P9">Détection du motif et positionnement lorsque celui-ci correspond aux données d’entraînement. Sinon, comportement chaotique.</text:p>
      <text:p text:style-name="P15"/>
      <text:p text:style-name="P16">Note :</text:p>
      <text:p text:style-name="P12">En connaissant le milieu d’utilisation du logiciel, on peut entraîner le modèle en correspondance avec ce milieu. De cette façon un niveau de généralisation moindre est nécessaire pour que l’IA fonctionne correctement.</text:p>
      <text:p text:style-name="P15"/>
      <text:h text:style-name="P6" text:outline-level="2">Prochaines tâches à affectuer</text:h>
      <text:p text:style-name="P17"><text:span text:style-name="T3"/></text:p>
      <text:list xml:id="list743503641" text:style-name="L3">
        <text:list-item>
          <text:p text:style-name="P7"><text:span text:style-name="T4">C</text:span>réation d’une balise physique <text:span text:style-name="T4">qui soit facilement installable dans différents milieux</text:span>.</text:p>
        </text:list-item>
        <text:list-item>
          <text:p text:style-name="P7">Optimisation des paramètres d’entraînement</text:p>
        </text:list-item>
        <text:list-item>
          <text:p text:style-name="P7">Élargissement de la base de données</text:p>
        </text:list-item>
        <text:list-item>
          <text:p text:style-name="P11">Test dans différents milieux. L’objectif est d’avoir un niveau de généralisation assez large.</text:p>
        </text:list-item>
        <text:list-item>
          <text:p text:style-name="P10">Rédaction du rapport</text:p>
        </text:list-item>
        <text:list-item>
          <text:p text:style-name="P10">Préparation de la soutenance</text:p>
        </text:list-item>
      </text:list>
      <text:p text:style-name="P8"/>
      <text:p text:style-name="P14">La liste des tâches est sujette au changement en fonction de l’avancement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crosoft Yi Baiti" svg:font-family="'Microsoft Yi Bait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Microsoft Yi Baiti" style:font-size-asian="11pt" style:language-asian="ii"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Microsoft Yi Baiti" style:font-size-asian="11pt" style:language-asian="ii" style:country-asian="CN"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Microsoft Yi Baiti" style:font-family-asian="'Microsoft Yi Bait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Microsoft Yi Baiti" style:font-family-asian="'Microsoft Yi Baiti'" style:font-family-generic-asian="system" style:font-pitch-asian="variable" style:font-size-asian="13pt"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fo:language="ca" fo:country="ES" style:font-name-asian="Microsoft Yi Baiti" style:font-family-asian="'Microsoft Yi Bait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fo:language="ca" fo:country="ES" style:font-name-asian="Microsoft Yi Baiti" style:font-family-asian="'Microsoft Yi Bait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13c3e" officeooo:paragraph-rsid="00113c3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M DE PASQUAL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reia Ribera</meta:initial-creator>
    <meta:editing-cycles>44</meta:editing-cycles>
    <meta:creation-date>2023-01-22T20:40:00</meta:creation-date>
    <dc:date>2023-01-24T15:08:16.468000000</dc:date>
    <meta:editing-duration>PT3H19M10S</meta:editing-duration>
    <meta:generator>LibreOffice/7.4.2.3$Windows_X86_64 LibreOffice_project/382eef1f22670f7f4118c8c2dd222ec7ad009daf</meta:generator>
    <meta:document-statistic meta:table-count="0" meta:image-count="0" meta:object-count="0" meta:page-count="1" meta:paragraph-count="19" meta:word-count="196" meta:character-count="1289" meta:non-whitespace-character-count="1117"/>
    <meta:user-defined meta:name="AppVersion">16.0000</meta:user-defined>
    <meta:template xlink:type="simple" xlink:actuate="onRequest" xlink:title="Normal.dotm" xlink:href=""/>
  </office:meta>
</office:document-meta>
</file>